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3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del_stats" table:style-name="ta1">
        <table:table-column table:style-name="co1" table:default-cell-style-name="Default"/>
        <table:table-column table:style-name="co2" table:number-columns-repeated="5" table:default-cell-style-name="ce1"/>
        <table:table-column table:style-name="co2" table:number-columns-repeated="2" table:default-cell-style-name="ce4"/>
        <table:table-row table:style-name="ro1">
          <table:table-cell/>
          <table:table-cell table:style-name="Default" office:value-type="string" calcext:value-type="string">
            <text:p>count</text:p>
          </table:table-cell>
          <table:table-cell table:style-name="Default" office:value-type="string" calcext:value-type="string">
            <text:p>cnn_hits</text:p>
          </table:table-cell>
          <table:table-cell table:style-name="Default" office:value-type="string" calcext:value-type="string">
            <text:p>ga_hits</text:p>
          </table:table-cell>
          <table:table-cell table:style-name="Default" office:value-type="string" calcext:value-type="string">
            <text:p>cnn_fails</text:p>
          </table:table-cell>
          <table:table-cell table:style-name="Default" office:value-type="string" calcext:value-type="string">
            <text:p>ga_fails</text:p>
          </table:table-cell>
          <table:table-cell table:style-name="Default" office:value-type="string" calcext:value-type="string">
            <text:p>cnn_accuracy</text:p>
          </table:table-cell>
          <table:table-cell table:style-name="Default" office:value-type="string" calcext:value-type="string">
            <text:p>ga_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90" calcext:value-type="float">
            <text:p>10,090</text:p>
          </table:table-cell>
          <table:table-cell office:value-type="float" office:value="1270" calcext:value-type="float">
            <text:p>1,270</text:p>
          </table:table-cell>
          <table:table-cell office:value-type="float" office:value="2840" calcext:value-type="float">
            <text:p>2,840</text:p>
          </table:table-cell>
          <table:table-cell office:value-type="float" office:value="116038" calcext:value-type="float">
            <text:p>116,038</text:p>
          </table:table-cell>
          <table:table-cell office:value-type="float" office:value="77674" calcext:value-type="float">
            <text:p>77,674</text:p>
          </table:table-cell>
          <table:table-cell office:value-type="percentage" office:value="0.981599524281467" calcext:value-type="percentage">
            <text:p>98.16%</text:p>
          </table:table-cell>
          <table:table-cell office:value-type="percentage" office:value="0.987683012884044" calcext:value-type="percentage">
            <text:p>98.77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44" calcext:value-type="float">
            <text:p>10,044</text:p>
          </table:table-cell>
          <table:table-cell office:value-type="float" office:value="1586" calcext:value-type="float">
            <text:p>1,586</text:p>
          </table:table-cell>
          <table:table-cell office:value-type="float" office:value="1778" calcext:value-type="float">
            <text:p>1,778</text:p>
          </table:table-cell>
          <table:table-cell office:value-type="float" office:value="347806" calcext:value-type="float">
            <text:p>347,806</text:p>
          </table:table-cell>
          <table:table-cell office:value-type="float" office:value="214877" calcext:value-type="float">
            <text:p>214,877</text:p>
          </table:table-cell>
          <table:table-cell office:value-type="percentage" office:value="0.944594822779769" calcext:value-type="percentage">
            <text:p>94.46%</text:p>
          </table:table-cell>
          <table:table-cell office:value-type="percentage" office:value="0.965770290720828" calcext:value-type="percentage">
            <text:p>96.58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65" calcext:value-type="float">
            <text:p>9,965</text:p>
          </table:table-cell>
          <table:table-cell office:value-type="float" office:value="622" calcext:value-type="float">
            <text:p>622</text:p>
          </table:table-cell>
          <table:table-cell office:value-type="float" office:value="1103" calcext:value-type="float">
            <text:p>1,103</text:p>
          </table:table-cell>
          <table:table-cell office:value-type="float" office:value="627791" calcext:value-type="float">
            <text:p>627,791</text:p>
          </table:table-cell>
          <table:table-cell office:value-type="float" office:value="383105" calcext:value-type="float">
            <text:p>383,105</text:p>
          </table:table-cell>
          <table:table-cell office:value-type="percentage" office:value="0.899200642247867" calcext:value-type="percentage">
            <text:p>89.92%</text:p>
          </table:table-cell>
          <table:table-cell office:value-type="percentage" office:value="0.938487907676869" calcext:value-type="percentage">
            <text:p>93.85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69" calcext:value-type="float">
            <text:p>9,869</text:p>
          </table:table-cell>
          <table:table-cell office:value-type="float" office:value="425" calcext:value-type="float">
            <text:p>425</text:p>
          </table:table-cell>
          <table:table-cell office:value-type="float" office:value="1059" calcext:value-type="float">
            <text:p>1,059</text:p>
          </table:table-cell>
          <table:table-cell office:value-type="float" office:value="810301" calcext:value-type="float">
            <text:p>810,301</text:p>
          </table:table-cell>
          <table:table-cell office:value-type="float" office:value="504900" calcext:value-type="float">
            <text:p>504,900</text:p>
          </table:table-cell>
          <table:table-cell office:value-type="percentage" office:value="0.868630904853582" calcext:value-type="percentage">
            <text:p>86.86%</text:p>
          </table:table-cell>
          <table:table-cell office:value-type="percentage" office:value="0.918143682237309" calcext:value-type="percentage">
            <text:p>91.81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32" calcext:value-type="float">
            <text:p>10,032</text:p>
          </table:table-cell>
          <table:table-cell office:value-type="float" office:value="116" calcext:value-type="float">
            <text:p>116</text:p>
          </table:table-cell>
          <table:table-cell office:value-type="float" office:value="807" calcext:value-type="float">
            <text:p>807</text:p>
          </table:table-cell>
          <table:table-cell office:value-type="float" office:value="820680" calcext:value-type="float">
            <text:p>820,680</text:p>
          </table:table-cell>
          <table:table-cell office:value-type="float" office:value="550316" calcext:value-type="float">
            <text:p>550,316</text:p>
          </table:table-cell>
          <table:table-cell office:value-type="percentage" office:value="0.86911004784689" calcext:value-type="percentage">
            <text:p>86.91%</text:p>
          </table:table-cell>
          <table:table-cell office:value-type="percentage" office:value="0.912230303030303" calcext:value-type="percentage">
            <text:p>91.22%</text:p>
          </table:table-cell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2" table:number-rows-spanned="1">
            <text:p>correct game boards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correct cells</text:p>
          </table:table-cell>
          <table:covered-table-cell table:style-name="Default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3" table:formula="of:=SUM([.C2:.C6])/SUM([.$B2:.$B6])" office:value-type="percentage" office:value="0.08038" calcext:value-type="percentage">
            <text:p>8.04%</text:p>
          </table:table-cell>
          <table:table-cell table:style-name="ce3" table:formula="of:=SUM([.D2:.D6])/SUM([.$B2:.$B6])" office:value-type="percentage" office:value="0.15174" calcext:value-type="percentage">
            <text:p>15.17%</text:p>
          </table:table-cell>
          <table:table-cell table:style-name="ce3" table:formula="of:=1-SUM([.E2:.E6])/SUM([.$B2:.$B6])/25/25" office:value-type="percentage" office:value="0.912876288" calcext:value-type="percentage">
            <text:p>91.29%</text:p>
          </table:table-cell>
          <table:table-cell table:style-name="ce3" table:formula="of:=1-SUM([.F2:.F6])/SUM([.$B2:.$B6])/25/25" office:value-type="percentage" office:value="0.944612096" calcext:value-type="percentage">
            <text:p>94.46%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18T12:43:23.163000000</dc:date>
    <meta:editing-duration>PT3M58S</meta:editing-duration>
    <meta:editing-cycles>2</meta:editing-cycles>
    <meta:generator>LibreOffice/6.4.5.2$Windows_X86_64 LibreOffice_project/a726b36747cf2001e06b58ad5db1aa3a9a1872d6</meta:generator>
    <meta:document-statistic meta:table-count="1" meta:cell-count="53" meta:object-count="0"/>
  </office:meta>
</office:document-meta>
</file>